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9" style:family="table-column">
      <style:table-column-properties fo:break-before="auto" style:column-width="2.252cm"/>
    </style:style>
    <style:style style:name="co10" style:family="table-column">
      <style:table-column-properties fo:break-before="auto" style:column-width="2.058cm"/>
    </style:style>
    <style:style style:name="co11" style:family="table-column">
      <style:table-column-properties fo:break-before="auto" style:column-width="1.058cm"/>
    </style:style>
    <style:style style:name="co13" style:family="table-column">
      <style:table-column-properties fo:break-before="auto" style:column-width="3.773cm"/>
    </style:style>
    <style:style style:name="co14" style:family="table-column">
      <style:table-column-properties fo:break-before="auto" style:column-width="1.67cm"/>
    </style:style>
    <style:style style:name="co15"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1">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source</text:p>
          </table:table-cell>
        </table:table-row>
        <table:table-row table:style-name="ro1">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alpha ready</text:p>
          </table:table-cell>
        </table:table-row>
        <table:table-row table:style-name="ro1">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working on PDT...</text:p>
          </table:table-cell>
        </table:table-row>
        <table:table-row table:style-name="ro1">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source</text:p>
          </table:table-cell>
        </table:table-row>
        <table:table-row table:style-name="ro1">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1">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source</text:p>
          </table:table-cell>
        </table:table-row>
        <table:table-row table:style-name="ro1">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source</text:p>
          </table:table-cell>
        </table:table-row>
        <table:table-row table:style-name="ro1">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source</text:p>
          </table:table-cell>
        </table:table-row>
        <table:table-row table:style-name="ro1">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source</text:p>
          </table:table-cell>
        </table:table-row>
        <table:table-row table:style-name="ro1">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1">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source</text:p>
          </table:table-cell>
        </table:table-row>
        <table:table-row table:style-name="ro1">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2">12.07.2011</text:date>, <text:time>18:14: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12T18:14:29.28</dc:date>
    <dc:creator>Daniel Zeman</dc:creator>
    <meta:editing-duration>P5DT12H53M12S</meta:editing-duration>
    <meta:editing-cycles>79</meta:editing-cycles>
    <meta:generator>OpenOffice.org/3.3$Win32 OpenOffice.org_project/330m20$Build-9567</meta:generator>
    <meta:document-statistic meta:table-count="2" meta:cell-count="558" meta:object-count="0"/>
  </office:meta>
</office:document-meta>
</file>